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255a5" officeooo:paragraph-rsid="000255a5"/>
    </style:style>
    <style:style style:name="P3" style:family="paragraph" style:parent-style-name="Text_20_body" style:list-style-name="OrgBulletedList"/>
    <style:style style:name="P4" style:family="paragraph" style:parent-style-name="Text_20_body" style:list-style-name="OrgBulletedList">
      <style:text-properties officeooo:paragraph-rsid="000255a5"/>
    </style:style>
    <style:style style:name="P5" style:family="paragraph" style:parent-style-name="Text_20_body" style:list-style-name="OrgBulletedList">
      <style:text-properties officeooo:paragraph-rsid="0002c777"/>
    </style:style>
    <style:style style:name="P6" style:family="paragraph" style:parent-style-name="Text_20_body" style:list-style-name="OrgNumberedList"/>
    <style:style style:name="P7" style:family="paragraph" style:parent-style-name="Text_20_body" style:list-style-name="OrgBulletedList">
      <style:text-properties officeooo:rsid="00039105" officeooo:paragraph-rsid="00039105"/>
    </style:style>
    <style:style style:name="P8" style:family="paragraph" style:parent-style-name="Text_20_body">
      <style:text-properties officeooo:paragraph-rsid="00039105"/>
    </style:style>
    <style:style style:name="P9" style:family="paragraph" style:parent-style-name="Text_20_body" style:list-style-name="OrgBulletedList">
      <style:text-properties officeooo:rsid="00054382" officeooo:paragraph-rsid="00054382"/>
    </style:style>
    <style:style style:name="P10" style:family="paragraph" style:parent-style-name="Text_20_body" style:list-style-name="L1">
      <style:text-properties officeooo:rsid="00054382" officeooo:paragraph-rsid="00054382"/>
    </style:style>
    <style:style style:name="P11" style:family="paragraph" style:parent-style-name="Heading_20_1" style:list-style-name="">
      <style:paragraph-properties>
        <style:tab-stops>
          <style:tab-stop style:position="6.6929in" style:type="right"/>
        </style:tab-stops>
      </style:paragraph-properties>
    </style:style>
    <style:style style:name="P12" style:family="paragraph" style:parent-style-name="Heading_20_1">
      <style:text-properties officeooo:rsid="00054382" officeooo:paragraph-rsid="00054382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officeooo:paragraph-rsid="0002c777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Horizontal_20_Line" style:list-style-name="OrgBulletedList"/>
    <style:style style:name="P17" style:family="paragraph">
      <style:paragraph-properties fo:text-align="center"/>
    </style:style>
    <style:style style:name="T1" style:family="text">
      <style:text-properties officeooo:rsid="00039105"/>
    </style:style>
    <style:style style:name="T2" style:family="text">
      <style:text-properties officeooo:rsid="000543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Experiment Protocol</text:title></text:p>
      <text:p text:style-name="OrgSubtitle"/>
      <text:p text:style-name="OrgSubtitle"/>
      <text:h text:style-name="Heading_20_1" text:outline-level="1"><text:bookmark-start text:name="OrgXref.sec-1"/><text:bookmark text:name="sec-1"/>Basisdaten <text:bookmark-end text:name="OrgXref.sec-1"/></text:h>
      <text:list xml:id="list4304077549512515558" text:style-name="OrgBulletedList">
        <text:list-item>
          <text:p text:style-name="P3">VPCode </text:p>
        </text:list-item>
        <text:list-item>
          <text:p text:style-name="P3">Datum </text:p>
        </text:list-item>
        <text:list-item>
          <text:p text:style-name="P3">Geschlecht </text:p>
        </text:list-item>
        <text:list-item>
          <text:p text:style-name="P3">Kappe: Größe und ID </text:p>
        </text:list-item>
        <text:list-item>
          <text:p text:style-name="P3">Experimentleiter </text:p>
        </text:list-item>
        <text:list-item>
          <text:p text:style-name="P3">Fahrerfahrung </text:p>
          <text:list>
            <text:list-item>
              <text:p text:style-name="P3"><text:span text:style-name="T1">Seit </text:span>wie viele<text:span text:style-name="T1">n</text:span> Jahren besitzen Sie einen Führerschein? </text:p>
            </text:list-item>
            <text:list-item>
              <text:p text:style-name="P3"><text:span text:style-name="T1">W</text:span>ie viel<text:span text:style-name="T1">e</text:span> Jahreskilometer legen Sie geschätzt <text:span text:style-name="T1">als Autofahrer[in] </text:span>zurück? </text:p>
            </text:list-item>
            <text:list-item>
              <text:p text:style-name="P7">Als wie erfahren würden Sie sich als Autofahrer bezeichnen?</text:p>
            </text:list-item>
            <text:list-item>
              <text:p text:style-name="P7">TODO aus tsv uebernehmen</text:p>
              <text:list>
                <text:list-header>
                  <text:p text:style-name="P4">unerfahren <text:tab/><text:tab/><text:tab/><text:tab/><text:tab/><text:tab/><text:tab/><text:tab/><text:tab/>erfahren </text:p>
                </text:list-header>
              </text:list>
            </text:list-item>
          </text:list>
        </text:list-item>
      </text:list>
      <text:p text:style-name="P8"><text:tab/><text:tab/><text:span text:style-name="T1">Als wie defensiv würden Sie sich als Autofahrer bezeichnen?</text:span></text:p>
      <text:list xml:id="list180639981911109" text:continue-numbering="true" text:style-name="OrgBulletedList">
        <text:list-item>
          <text:list>
            <text:list-item>
              <text:list>
                <text:list-header>
                  <text:p text:style-name="P3">defensiv <text:tab/><text:tab/><text:tab/><text:tab/><text:tab/><text:tab/><text:tab/><text:tab/><text:tab/>sportlich </text:p>
                  <text:p text:style-name="P16"/>
                  <text:p text:style-name="P4">Wie nehmen Sie Ihre Umgebung beim Fahren wahr? </text:p>
                  <text:p text:style-name="P4">bewusst <text:tab/><text:tab/><text:tab/><text:tab/><text:tab/><text:tab/><text:tab/>unbewusst/automatisch </text:p>
                  <text:p text:style-name="P16"/>
                  <text:p text:style-name="P4">Nehmen Sie häufig <text:span text:style-name="Bold">mögliche</text:span> Unfallgefahren wahr? (z.B. Blick in den Rückspiegel vor Bremsen an roter Ampel) </text:p>
                  <text:p text:style-name="P4">häufig <text:tab/><text:tab/><text:tab/><text:tab/><text:tab/><text:tab/><text:tab/><text:tab/><text:tab/><text:tab/>selten </text:p>
                  <text:p text:style-name="P16"/>
                  <text:p text:style-name="P4">Wie würden Sie Ihrer Risikobereitschaft bezeichnen?</text:p>
                  <text:p text:style-name="P4"><text:s/>hoch <text:tab/><text:tab/><text:tab/><text:tab/><text:tab/><text:tab/><text:tab/><text:tab/><text:tab/><text:tab/>niedrig </text:p>
                  <text:p text:style-name="P16"/>
                </text:list-header>
              </text:list>
            </text:list-item>
          </text:list>
        </text:list-item>
      </text:list>
      <text:h text:style-name="Heading_20_1" text:outline-level="1"><text:bookmark-start text:name="OrgXref.sec-2"/><text:bookmark text:name="sec-2"/>Aufbau <text:bookmark-end text:name="OrgXref.sec-2"/></text:h>
      <text:list xml:id="list93412806138391" text:style-name="OrgBulletedList">
        <text:list-item>
          <text:p text:style-name="P3">Amplifier </text:p>
          <text:list>
            <text:list-item>
              <text:p text:style-name="P3">DC Amp 1 -&gt; Port 1 </text:p>
            </text:list-item>
            <text:list-item>
              <text:p text:style-name="P3">DC Amp 2 -&gt; Port 2 </text:p>
            </text:list-item>
            <text:list-item>
              <text:p text:style-name="P3">ExG Amp -&gt; Port 3 </text:p>
            </text:list-item>
          </text:list>
        </text:list-item>
        <text:list-item>
          <text:p text:style-name="P3">EEG-Kappe </text:p>
        </text:list-item>
        <text:list-item>
          <text:p text:style-name="P3"><text:soft-page-break/>Button in rechter Hand (Rechtshänder, sonst andersherum) </text:p>
        </text:list-item>
        <text:list-item>
          <text:p text:style-name="P3">Pulssensor an linker Hand </text:p>
        </text:list-item>
        <text:list-item>
          <text:p text:style-name="P3">EMG an rechter Hand (zu Button) </text:p>
        </text:list-item>
        <text:list-item>
          <text:p text:style-name="P3">Hautleitfähigkeitssensor (linker Zeige-/Mittelfinger) </text:p>
        </text:list-item>
        <text:list-item>
          <text:p text:style-name="P3">Atemgurt </text:p>
        </text:list-item>
        <text:list-item>
          <text:p text:style-name="P3">Optischer Sensor </text:p>
          <text:list>
            <text:list-item>
              <text:p text:style-name="P3">Signal Gain: 10 </text:p>
            </text:list-item>
            <text:list-item>
              <text:p text:style-name="P3">Trigger Level: ca 1.5 </text:p>
            </text:list-item>
          </text:list>
        </text:list-item>
        <text:list-item>
          <text:p text:style-name="P3">Distanz zum Bildschirm: 80cm </text:p>
        </text:list-item>
      </text:list>
      <text:h text:style-name="Heading_20_1" text:outline-level="1"><text:bookmark-start text:name="OrgXref.sec-3"/><text:bookmark text:name="sec-3"/>Vorbedingungen an Probanden <text:bookmark-end text:name="OrgXref.sec-3"/></text:h>
      <text:p text:style-name="Text_20_body">tbd -&gt; Fahrererfahrung!? </text:p>
      <text:h text:style-name="Heading_20_1" text:outline-level="1"><text:bookmark-start text:name="OrgXref.sec-4"/><text:bookmark text:name="sec-4"/>Presession <text:bookmark-end text:name="OrgXref.sec-4"/></text:h>
      <text:h text:style-name="Heading_20_2" text:outline-level="2"><text:bookmark-start text:name="OrgXref.sec-4-1"/><text:bookmark text:name="sec-4-1"/>Hinweise <text:bookmark-end text:name="OrgXref.sec-4-1"/></text:h>
      <text:list xml:id="list93412746657000" text:style-name="OrgBulletedList">
        <text:list-item>
          <text:p text:style-name="P3">EEG-Artifakte erklären </text:p>
        </text:list-item>
        <text:list-item>
          <text:p text:style-name="P3">Augenbewegungen gering halten </text:p>
        </text:list-item>
        <text:list-item>
          <text:p text:style-name="P3">Pausen nach jedem Block nutzen, um aktiv zu entspannen </text:p>
        </text:list-item>
      </text:list>
      <text:h text:style-name="Heading_20_2" text:outline-level="2"><text:bookmark-start text:name="OrgXref.sec-4-2"/><text:bookmark text:name="sec-4-2"/>Aufbau <text:bookmark-end text:name="OrgXref.sec-4-2"/></text:h>
      <text:list xml:id="list7851073201180396434" text:style-name="OrgNumberedList">
        <text:list-item>
          <text:p text:style-name="P6">Augen geschlossen/offen </text:p>
        </text:list-item>
        <text:list-item>
          <text:p text:style-name="P6">Reaktionszeit </text:p>
        </text:list-item>
        <text:list-item>
          <text:p text:style-name="P6">wir zeigen Ihnen gleich 20 Blöcke mit je 8 kurzen Sequenzen am Ende jeder Szene bitten wir Sie, kurz die Komplexität einzuschätzen </text:p>
        </text:list-item>
      </text:list>
      <text:h text:style-name="Heading_20_2" text:outline-level="2"><text:bookmark-start text:name="OrgXref.sec-4-3"/><text:bookmark text:name="sec-4-3"/>Recording <text:bookmark-end text:name="OrgXref.sec-4-3"/></text:h>
      <text:list xml:id="list93412026917088" text:style-name="OrgBulletedList">
        <text:list-item>
          <text:p text:style-name="P9">(Webcam starten)</text:p>
        </text:list-item>
        <text:list-item>
          <text:p text:style-name="P3">30 Sekunde Augen offen/geschlossen </text:p>
        </text:list-item>
        <text:list-item>
          <text:p text:style-name="P3">Button testen </text:p>
        </text:list-item>
        <text:list-item>
          <text:p text:style-name="P3">Reaktionszeit </text:p>
          <text:list>
            <text:list-item>
              <text:p text:style-name="P3">4 Blöcke mit je 5 Stimuli im Zeitraum [1, 3], max 2 Sekunden </text:p>
            </text:list-item>
          </text:list>
        </text:list-item>
      </text:list>
      <text:h text:style-name="Heading_20_1" text:outline-level="1"><text:bookmark-start text:name="OrgXref.sec-5"/><text:bookmark text:name="sec-5"/>Hinweise/Erklärung Experiment <text:bookmark-end text:name="OrgXref.sec-5"/></text:h>
      <text:h text:style-name="Heading_20_2" text:outline-level="2"><text:bookmark-start text:name="OrgXref.sec-5-1"/><text:bookmark text:name="sec-5-1"/>Ziel <text:bookmark-end text:name="OrgXref.sec-5-1"/></text:h>
      <text:p text:style-name="Text_20_body">Wir wollen untersuchen, wie Sie Gefahren im Straßenverkehr wahrnehmen. </text:p>
      <text:h text:style-name="Heading_20_2" text:outline-level="2"><text:bookmark-start text:name="OrgXref.sec-5-2"/><text:bookmark text:name="sec-5-2"/><text:soft-page-break/>Szenenbetrachtung bei <text:bookmark-end text:name="OrgXref.sec-5-2"/><text:span text:style-name="T2">selbstfahrendem Auto</text:span></text:h>
      <text:list xml:id="list93413490960073" text:style-name="OrgBulletedList">
        <text:list-item>
          <text:p text:style-name="P3">Sie sind Beifahrer in einem autonomen Fahrzeug <text:span text:style-name="T2">(das selber fährt), sehen aus dem Auto nach vorne</text:span></text:p>
        </text:list-item>
        <text:list-item>
          <text:p text:style-name="P3">beobachten Fahrszenen, die sich in ihrer Komplexität und dem Risiko unterscheiden </text:p>
        </text:list-item>
        <text:list-item>
          <text:p text:style-name="P4">einige dieser Szenen wurden um <text:span text:style-name="T2">Strichmännchen</text:span> erweitert, um mehr Ereignisse darstellen zu können </text:p>
        </text:list-item>
      </text:list>
      <text:h text:style-name="Heading_20_2" text:outline-level="2"><text:bookmark-start text:name="OrgXref.sec-5-3"/><text:bookmark text:name="sec-5-3"/>Aufgabe <text:bookmark-end text:name="OrgXref.sec-5-3"/></text:h>
      <text:list xml:id="list93412819553849" text:style-name="OrgBulletedList">
        <text:list-item>
          <text:p text:style-name="P3">Sie haben nur eine Interaktionsmöglichkeit: Einen Knopf, mit dem Sie dem Auto mitteilen, dass die Szene gefährlich ist und es sehr defensiv fahren soll </text:p>
        </text:list-item>
        <text:list-item>
          <text:p text:style-name="P3">Drücken Sie den Knopf, sobald Sie die Szene für gefährlich halten. Achten Sie darauf, den Knopf nicht unnötig zu drücken. </text:p>
        </text:list-item>
        <text:list-item>
          <text:p text:style-name="P3">hier: (der Einfachheit halber): Sie erhalten nur eine leichte Verdunkelung als Feedback, das Fahrzeug stoppt nicht. </text:p>
        </text:list-item>
        <text:list-item>
          <text:p text:style-name="P3">=&gt; Proband wiederholen lassen </text:p>
        </text:list-item>
      </text:list>
      <text:h text:style-name="Heading_20_2" text:outline-level="2"><text:span text:style-name="T2">Familiarization</text:span><text:bookmark-start text:name="OrgXref.sec-5-4"/> <text:bookmark-end text:name="OrgXref.sec-5-4"/></text:h>
      <text:list xml:id="list93412058726058" text:style-name="OrgBulletedList">
        <text:list-item>
          <text:p text:style-name="P3"><text:span text:style-name="T2">drei</text:span> <text:span text:style-name="T2">Szenen</text:span> (Block 0) <text:span text:style-name="T2">werden</text:span> abgespielt </text:p>
        </text:list-item>
        <text:list-item>
          <text:p text:style-name="P9">bitte schauen Sie die Szenen an, drücken Sie den Button, sobald Sie die Szene für gefährlich halten</text:p>
        </text:list-item>
        <text:list-item>
          <text:p text:style-name="P9">nach jeder Szene gibt es eine Skala, bei der Sie bewerten sollen, wie komplex Sie die Szene fanden (→ Beispiel)</text:p>
        </text:list-item>
        <text:list-item>
          <text:p text:style-name="P3">Fragebogen <text:span text:style-name="T2">nach jedem fünften Block → </text:span>vor<text:span text:style-name="T2">stellen</text:span></text:p>
        </text:list-item>
      </text:list>
      <text:h text:style-name="P12" text:outline-level="1">Hauptexperiment</text:h>
      <text:list xml:id="list7145392129126795174" text:style-name="L1">
        <text:list-item>
          <text:p text:style-name="P10"><text:bookmark-start text:name="OrgXref.sec-6"/>F<text:bookmark-end text:name="OrgXref.sec-6"/>rage nach Komplexität nach jeder Szene, kurz verbal Verstehen bestätigen</text:p>
        </text:list-item>
        <text:list-item>
          <text:p text:style-name="P10">Fragebogen nach jedem fünften Block (viermal)</text:p>
        </text:list-item>
      </text:list>
      <text:h text:style-name="Heading_20_2" text:outline-level="2"/>
      <text:h text:style-name="P14" text:outline-level="2"/>
      <text:h text:style-name="P15" text:outline-level="3"><text:bookmark-start text:name="OrgXref.sec-6-1-1"/><text:bookmark text:name="sec-6-1-1"/>geistige Anforderung <text:bookmark-end text:name="OrgXref.sec-6-1-1"/></text:h>
      <text:p text:style-name="Text_20_body"><text:s/>Ist die Aufgabe leicht oder anspruchsvoll? </text:p>
      <text:p text:style-name="P2">Leicht<text:tab/><text:tab/><text:tab/><text:tab/><text:tab/><text:tab/><text:tab/><text:tab/><text:tab/><text:tab/><text:tab/>anspruchsvoll</text:p>
      <text:p text:style-name="Text_20_body"><draw:line text:anchor-type="paragraph" draw:z-index="0" draw:style-name="gr1" draw:text-style-name="P17" svg:x1="0.0445in" svg:y1="0.1583in" svg:x2="6.6488in" svg:y2="0.1583in"><text:p/></draw:line></text:p>
      <text:h text:style-name="Heading_20_3" text:outline-level="3"><text:bookmark-start text:name="OrgXref.sec-6-1-2"/><text:bookmark text:name="sec-6-1-2"/>körperliche Anforderung <text:bookmark-end text:name="OrgXref.sec-6-1-2"/></text:h>
      <text:p text:style-name="Text_20_body"><text:s/>Ist die Aufgabe einfach oder angstrengend? </text:p>
      <text:p text:style-name="P2">Einfach<text:tab/><text:tab/><text:tab/><text:tab/><text:tab/><text:tab/><text:tab/><text:tab/><text:tab/><text:tab/>anstrengend</text:p>
      <text:p text:style-name="P2"><draw:line text:anchor-type="paragraph" draw:z-index="1" draw:style-name="gr1" draw:text-style-name="P17" svg:x1="0.0445in" svg:y1="0.1583in" svg:x2="6.6488in" svg:y2="0.1583in"><text:p/></draw:line></text:p>
      <text:h text:style-name="Heading_20_3" text:outline-level="3"><text:bookmark-start text:name="OrgXref.sec-6-1-3"/><text:bookmark text:name="sec-6-1-3"/>zeitliche Anforderung <text:bookmark-end text:name="OrgXref.sec-6-1-3"/></text:h>
      <text:p text:style-name="Text_20_body"><text:s/>War die Aufgabe geruhsam oder hektisch? </text:p>
      <text:p text:style-name="P2">Geruhsam<text:tab/><text:tab/><text:tab/><text:tab/><text:tab/><text:tab/><text:tab/><text:tab/><text:tab/><text:tab/>hektisch</text:p>
      <text:p text:style-name="P2"><draw:line text:anchor-type="paragraph" draw:z-index="2" draw:style-name="gr1" draw:text-style-name="P17" svg:x1="0.0445in" svg:y1="0.1583in" svg:x2="6.6488in" svg:y2="0.1583in"><text:p/></draw:line></text:p>
      <text:h text:style-name="Heading_20_3" text:outline-level="3"><text:bookmark-start text:name="OrgXref.sec-6-1-4"/><text:bookmark text:name="sec-6-1-4"/>Leistung <text:bookmark-end text:name="OrgXref.sec-6-1-4"/></text:h>
      <text:p text:style-name="Text_20_body"><text:s/>Wie erfolgreich waren Sie Ihrer Meinung nach beim Erkennen der Gefahrensituationen? Wie zufrieden sind Sie mit Ihrer Leistung? </text:p>
      <text:p text:style-name="P2">Zufrieden<text:tab/><text:tab/><text:tab/><text:tab/><text:tab/><text:tab/><text:tab/><text:tab/><text:tab/><text:tab/>unzufrieden</text:p>
      <text:p text:style-name="P2"><draw:line text:anchor-type="paragraph" draw:z-index="3" draw:style-name="gr1" draw:text-style-name="P17" svg:x1="0.0445in" svg:y1="0.1583in" svg:x2="6.6488in" svg:y2="0.1583in"><text:p/></draw:line></text:p>
      <text:h text:style-name="Heading_20_3" text:outline-level="3"><text:bookmark-start text:name="OrgXref.sec-6-1-5"/><text:bookmark text:name="sec-6-1-5"/>Anstrengung <text:bookmark-end text:name="OrgXref.sec-6-1-5"/></text:h>
      <text:p text:style-name="Text_20_body">Wie stark mussten Sie sich anstrengen, um die Szenen beurteilen zu können? </text:p>
      <text:p text:style-name="P2">Viel<text:tab/><text:tab/><text:tab/><text:tab/><text:tab/><text:tab/><text:tab/><text:tab/><text:tab/><text:tab/><text:tab/>wenig</text:p>
      <text:p text:style-name="P2"><draw:line text:anchor-type="paragraph" draw:z-index="4" draw:style-name="gr1" draw:text-style-name="P17" svg:x1="0.0445in" svg:y1="0.1583in" svg:x2="6.6488in" svg:y2="0.1583in"><text:p/></draw:line></text:p>
      <text:h text:style-name="Heading_20_3" text:outline-level="3"><text:bookmark-start text:name="OrgXref.sec-6-1-6"/><text:bookmark text:name="sec-6-1-6"/>Frustration <text:bookmark-end text:name="OrgXref.sec-6-1-6"/></text:h>
      <text:p text:style-name="Text_20_body">Fühlten Sie sich während der Aufgabe unsicher und gestresst oder sicher und entspannt? </text:p>
      <text:p text:style-name="P2">Gestresst<text:tab/><text:tab/><text:tab/><text:tab/><text:tab/><text:tab/><text:tab/><text:tab/><text:tab/><text:tab/>entspannt</text:p>
      <text:p text:style-name="Text_20_body"><draw:line text:anchor-type="paragraph" draw:z-index="5" draw:style-name="gr1" draw:text-style-name="P17" svg:x1="0.0445in" svg:y1="0.1583in" svg:x2="6.6488in" svg:y2="0.1583in"><text:p/></draw:line></text:p>
      <text:h text:style-name="P11" text:outline-level="1"/>
      <text:h text:style-name="P1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loext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loext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Henrich Kolkhorst</dc:creator>
    <meta:initial-creator>Henrich Kolkhorst</meta:initial-creator>
    <dc:date>2015-12-09T18:06:39.468217868</dc:date>
    <meta:creation-date>2015-12-08T09:34:11</meta:creation-date>
    <meta:generator>LibreOffice/5.0.2.2$Linux_X86_64 LibreOffice_project/00m0$Build-2</meta:generator>
    <meta:keyword>nil</meta:keyword>
    <dc:subject>nil</dc:subject>
    <dc:title>Experiment Protocol</dc:title>
    <meta:editing-duration>P1DT8H26M13S</meta:editing-duration>
    <meta:editing-cycles>4</meta:editing-cycles>
    <meta:printed-by>Henrich Kolkhorst</meta:printed-by>
    <meta:print-date>2015-12-08T10:20:07.521615976</meta:print-date>
    <meta:document-statistic meta:table-count="0" meta:image-count="0" meta:object-count="0" meta:page-count="5" meta:paragraph-count="99" meta:word-count="551" meta:character-count="3623" meta:non-whitespace-character-count="3048"/>
  </office:meta>
</office:document-meta>
</file>